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6" style:family="graphic" style:parent-style-name="standard">
      <style:graphic-properties svg:stroke-width="0.03cm" svg:stroke-color="#00808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2" draw:layer="layout" svg:x1="0.307cm" svg:y1="2.78cm" svg:x2="1.56cm" svg:y2="2.78cm">
          <text:p text:style-name="P1"><text:span text:style-name="T1"><text:s text:c="7"/></text:span><text:span text:style-name="T1">Value above</text:span></text:p>
          <text:p text:style-name="P1"><text:span text:style-name="T1"/></text:p>
        </draw:line>
        <draw:line draw:style-name="gr4" draw:text-style-name="P1" draw:layer="layout" svg:x1="2.06cm" svg:y1="3.28cm" svg:x2="1.561cm" svg:y2="2.78cm">
          <text:p/>
        </draw:line>
        <draw:line draw:style-name="gr5" draw:text-style-name="P1" draw:layer="layout" svg:x1="2.061cm" svg:y1="3.28cm" svg:x2="3.06cm" svg:y2="3.28cm">
          <text:p/>
        </draw:line>
        <draw:line draw:style-name="gr5" draw:text-style-name="P1" draw:layer="layout" svg:x1="3.56cm" svg:y1="4.28cm" svg:x2="3.061cm" svg:y2="3.28cm">
          <text:p/>
        </draw:line>
        <draw:line draw:style-name="gr5" draw:text-style-name="P1" draw:layer="layout" svg:x1="3.561cm" svg:y1="4.28cm" svg:x2="4.56cm" svg:y2="4.28cm">
          <text:p/>
        </draw:line>
        <draw:line draw:style-name="gr3" draw:text-style-name="P1" draw:layer="layout" svg:x1="6.56cm" svg:y1="2.28cm" svg:x2="5.577cm" svg:y2="3.259cm">
          <text:p/>
        </draw:line>
        <draw:line draw:style-name="gr5" draw:text-style-name="P1" draw:layer="layout" svg:x1="5.577cm" svg:y1="3.259cm" svg:x2="4.562cm" svg:y2="4.28cm">
          <text:p/>
        </draw:line>
        <draw:line draw:style-name="gr6" draw:text-style-name="P2" draw:layer="layout" svg:x1="0.247cm" svg:y1="3.232cm" svg:x2="6.71cm" svg:y2="3.232cm">
          <text:p text:style-name="P1"><text:span text:style-name="T2">Threshold</text:span></text:p>
        </draw:line>
        <draw:line draw:style-name="gr6" draw:text-style-name="P2" draw:layer="layout" svg:x1="0.247cm" svg:y1="2.864cm" svg:x2="6.71cm" svg:y2="2.864cm">
          <text:p text:style-name="P1"><text:span text:style-name="T2">Higher Margin</text:span></text:p>
        </draw:line>
        <draw:line draw:style-name="gr6" draw:text-style-name="P2" draw:layer="layout" svg:x1="0.247cm" svg:y1="3.579cm" svg:x2="6.71cm" svg:y2="3.579cm">
          <text:p text:style-name="P1"><text:span text:style-name="T2">Lower Margin</text:span></text:p>
        </draw:line>
        <draw:line draw:style-name="gr3" draw:text-style-name="P2" draw:layer="layout" svg:x1="1.559cm" svg:y1="4.309cm" svg:x2="5.575cm" svg:y2="4.309cm">
          <text:p text:style-name="P1"><text:span text:style-name="T1"/></text:p>
          <text:p text:style-name="P1"><text:span text:style-name="T1">Value below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3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2T03:20:24</dc:date>
    <meta:editing-duration>PT00H53M24S</meta:editing-duration>
    <meta:editing-cycles>26</meta:editing-cycles>
    <meta:document-statistic meta:object-count="13"/>
  </office:meta>
</office:document-meta>
</file>